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officeooo:rsid="001c8d20" officeooo:paragraph-rsid="001c8d20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c8d20" officeooo:paragraph-rsid="001c8d20"/>
    </style:style>
    <style:style style:name="P3" style:family="paragraph" style:parent-style-name="Standard">
      <style:text-properties fo:font-weight="bold" officeooo:rsid="001c8d20" officeooo:paragraph-rsid="001c8d20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1c8d20" officeooo:paragraph-rsid="001c8d20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rsid="001c8d20" officeooo:paragraph-rsid="001c8d20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c5e19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5">
      <style:paragraph-properties fo:margin-left="1.251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5">
      <style:paragraph-properties fo:margin-left="1.251cm" fo:margin-right="0cm" fo:text-indent="0cm" style:auto-text-indent="false"/>
    </style:style>
    <style:style style:name="P12" style:family="paragraph" style:parent-style-name="Text_20_body" style:list-style-name="L6">
      <style:paragraph-properties fo:margin-left="0cm" fo:margin-right="0cm" fo:text-indent="0cm" style:auto-text-indent="false"/>
    </style:style>
    <style:style style:name="P13" style:family="paragraph" style:parent-style-name="Text_20_body" style:list-style-name="L7">
      <style:paragraph-properties fo:margin-left="1.251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7">
      <style:paragraph-properties fo:margin-left="1.251cm" fo:margin-right="0cm" fo:text-indent="0cm" style:auto-text-indent="false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rsid="001c8d20" officeooo:paragraph-rsid="001c8d20"/>
    </style:style>
    <style:style style:name="P16" style:family="paragraph" style:parent-style-name="Text_20_body" style:list-style-name="L9">
      <style:paragraph-properties fo:margin-left="1.251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9">
      <style:paragraph-properties fo:margin-left="1.251cm" fo:margin-right="0cm" fo:text-indent="0cm" style:auto-text-indent="false"/>
    </style:style>
    <style:style style:name="P18" style:family="paragraph" style:parent-style-name="Text_20_body" style:list-style-name="L10">
      <style:paragraph-properties fo:margin-left="0cm" fo:margin-right="0cm" fo:text-indent="0cm" style:auto-text-indent="false"/>
    </style:style>
    <style:style style:name="P19" style:family="paragraph" style:parent-style-name="Text_20_body" style:list-style-name="L11">
      <style:paragraph-properties fo:margin-left="1.251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11">
      <style:paragraph-properties fo:margin-left="1.251cm" fo:margin-right="0cm" fo:text-indent="0cm" style:auto-text-indent="false"/>
    </style:style>
    <style:style style:name="P21" style:family="paragraph" style:parent-style-name="Text_20_body" style:list-style-name="L12">
      <style:paragraph-properties fo:margin-left="0cm" fo:margin-right="0cm" fo:text-indent="0cm" style:auto-text-indent="false"/>
    </style:style>
    <style:style style:name="P22" style:family="paragraph" style:parent-style-name="Text_20_body" style:list-style-name="L13">
      <style:paragraph-properties fo:margin-left="1.251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13">
      <style:paragraph-properties fo:margin-left="1.251cm" fo:margin-right="0cm" fo:text-indent="0cm" style:auto-text-indent="false"/>
    </style:style>
    <style:style style:name="T1" style:family="text">
      <style:text-properties fo:font-size="16pt" style:text-underline-style="solid" style:text-underline-width="auto" style:text-underline-color="font-color" officeooo:rsid="001c5e19" style:font-size-asian="16pt" style:font-size-complex="16pt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07021316" text:style-name="L1">
        <text:list-header>
          <text:p text:style-name="P7"><text:span text:style-name="Strong_20_Emphasis"><text:span text:style-name="T1">Statistics Data Mining</text:span></text:span></text:p>
          <text:p text:style-name="P7"><text:span text:style-name="Strong_20_Emphasis"/></text:p>
        </text:list-header>
        <text:list-item>
          <text:p text:style-name="P6"><text:span text:style-name="Strong_20_Emphasis">Data Mining:</text:span> <text:span text:style-name="T2">Data mining focuses on discovering patterns, relationships, and insights within large datasets. It aims to uncover hidden knowledge or information that may not be immediately apparent</text:span>. Data mining is often used for knowledge discovery and decision support in various fields, such as business, marketing, and healthcare.</text:p>
        </text:list-item>
        <text:list-item>
          <text:p text:style-name="P6"><text:span text:style-name="Strong_20_Emphasis">Statistics:</text:span> Statistics primarily deals with the collection, analysis, interpretation, and presentation of data. <text:span text:style-name="T2">Its goal is to describe, summarize</text:span>, and draw inferences from data, often with a focus on understanding the underlying population characteristics and making data-driven decisions. Statistics is widely used in research, hypothesis testing, and estimating population parameters.</text:p>
        </text:list-item>
      </text:list>
      <text:p text:style-name="Text_20_body"><text:span text:style-name="Strong_20_Emphasis">Methods and Techniques:</text:span></text:p>
      <text:list xml:id="list194108790" text:style-name="L2">
        <text:list-item>
          <text:p text:style-name="P8"><text:span text:style-name="Strong_20_Emphasis">Data Mining:</text:span> <text:span text:style-name="T2">Data mining uses a wide range of techniques, including machine learning algorithms</text:span> (e.g., decision trees, clustering, and neural networks), association rule mining, and anomaly detection, among others.</text:p>
        </text:list-item>
        <text:list-item>
          <text:p text:style-name="P8"><text:span text:style-name="Strong_20_Emphasis">Statistics:</text:span> Statistics employs traditional methods like <text:span text:style-name="T2">hypothesis testing, regression analysis, analysis of variance, and probability theory, as well as sampling techniques</text:span>.</text:p>
        </text:list-item>
      </text:list>
      <text:p text:style-name="Text_20_body"><text:span text:style-name="Strong_20_Emphasis">Exploration vs. Hypothesis Testing:</text:span></text:p>
      <text:list xml:id="list1156221771" text:style-name="L3">
        <text:list-item>
          <text:p text:style-name="P9"><text:span text:style-name="Strong_20_Emphasis">Data Mining:</text:span> Data mining often involves exploratory analysis, where patterns are discovered without preconceived hypotheses. It is more focused on uncovering interesting and unexpected insights.</text:p>
        </text:list-item>
        <text:list-item>
          <text:p text:style-name="P9"><text:span text:style-name="Strong_20_Emphasis">Statistics:</text:span> Statistics often involves hypothesis testing, where specific hypotheses are formulated and tested using statistical methods. It is more hypothesis-driven.</text:p>
        </text:list-item>
      </text:list>
      <text:p text:style-name="Standard"/>
      <text:p text:style-name="P3">Using Statistice we can find</text:p>
      <text:p text:style-name="P3"/>
      <text:p text:style-name="P15"><text:span text:style-name="Strong_20_Emphasis">Sales and Revenue Analysis:</text:span></text:p>
      <text:list xml:id="list1996959107" text:style-name="L5">
        <text:list-item>
          <text:p text:style-name="P10">Calculate sales trends over time, including daily, weekly, monthly, and seasonal patterns.</text:p>
        </text:list-item>
        <text:list-item>
          <text:p text:style-name="P10">Analyze revenue by product category, brand, or SKU (stock-keeping unit).</text:p>
        </text:list-item>
        <text:list-item>
          <text:p text:style-name="P10">Identify the best-selling and least-selling products.</text:p>
        </text:list-item>
        <text:list-item>
          <text:p text:style-name="P11">Determine the impact of promotions and discounts on sales.</text:p>
        </text:list-item>
      </text:list>
      <text:list xml:id="list1781987547" text:style-name="L6">
        <text:list-header>
          <text:p text:style-name="P12"><text:span text:style-name="Strong_20_Emphasis">Customer Behavior:</text:span></text:p>
        </text:list-header>
      </text:list>
      <text:list xml:id="list3124227514" text:style-name="L7">
        <text:list-item>
          <text:p text:style-name="P13">Analyze customer demographics, such as age, gender, and location.</text:p>
        </text:list-item>
        <text:list-item>
          <text:p text:style-name="P13">Segment customers based on purchasing habits (e.g., loyal customers, occasional shoppers).</text:p>
        </text:list-item>
        <text:list-item>
          <text:p text:style-name="P13">Study customer churn rates (the percentage of customers who stop shopping).</text:p>
        </text:list-item>
        <text:list-item>
          <text:p text:style-name="P14">Analyze the effectiveness of loyalty programs and customer retention strategies.</text:p>
        </text:list-item>
      </text:list>
      <text:p text:style-name="P2"/>
      <text:p text:style-name="P4">Using DataMinig we can find</text:p>
      <text:p text:style-name="P5"/>
      <text:p text:style-name="P15"><text:span text:style-name="Strong_20_Emphasis">Market Basket Analysis:</text:span></text:p>
      <text:list xml:id="list4095394003" text:style-name="L9">
        <text:list-item>
          <text:p text:style-name="P16">Discover associations between products often purchased together, enabling better product placement and recommendations.</text:p>
        </text:list-item>
        <text:list-item>
          <text:p text:style-name="P17">Identify cross-selling opportunities, e.g., if customers buy chips, they may also buy salsa.</text:p>
        </text:list-item>
      </text:list>
      <text:list xml:id="list994020324" text:style-name="L10">
        <text:list-header>
          <text:p text:style-name="P18"><text:span text:style-name="Strong_20_Emphasis">Customer Segmentation:</text:span></text:p>
        </text:list-header>
      </text:list>
      <text:list xml:id="list550942674" text:style-name="L11">
        <text:list-item>
          <text:p text:style-name="P19">Group customers into segments based on purchasing behavior, demographics, or other characteristics.</text:p>
        </text:list-item>
        <text:list-item>
          <text:p text:style-name="P20">Tailor marketing strategies and promotions to different customer segments for higher effectiveness.</text:p>
        </text:list-item>
      </text:list>
      <text:list xml:id="list3559101630" text:style-name="L12">
        <text:list-header>
          <text:p text:style-name="P21"><text:span text:style-name="Strong_20_Emphasis">Customer Churn Prediction:</text:span></text:p>
        </text:list-header>
      </text:list>
      <text:list xml:id="list1775158784" text:style-name="L13">
        <text:list-item>
          <text:p text:style-name="P22">Predict which customers are likely to <text:span text:style-name="T3">stop shopping</text:span> at the supermarket.</text:p>
        </text:list-item>
        <text:list-item>
          <text:p text:style-name="P23">Implement retention strategies for at-risk customers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9:59:48.127325325</meta:creation-date>
    <dc:date>2023-09-29T10:08:27.792878810</dc:date>
    <meta:editing-duration>PT5M5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397" meta:character-count="2859" meta:non-whitespace-character-count="2517"/>
  </office:meta>
</office:document-meta>
</file>